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sub>
                    <mi>n</mi>
                    <mn>1</mn>
                  </msub>
                  <msub>
                    <mi>n</mi>
                    <mn>2</mn>
                  </msub>
                </mfrac>
              </mtd>
            </mtr>
          </mtable>
        </mrow>
        <mo fence="true" stretchy="true">]</mo>
      </mrow>
    </mrow>
    <annotation encoding="StarMath 5.0">M = left [ matrix{1 # 0 ## 0  # n_1 over n_2} right ]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5.1.6.2$Linux_X86_64 LibreOffice_project/10m0$Build-2</meta:generator>
    <dc:date>2018-09-26T16:47:46.724092206</dc:date>
    <meta:editing-duration>PT4M20S</meta:editing-duration>
    <meta:editing-cycles>1</meta:editing-cycles>
  </office:meta>
</office:document-meta>
</file>